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Garamond" fo:font-size="18pt" fo:font-weight="bold" officeooo:rsid="0008d2ae" officeooo:paragraph-rsid="0008d2ae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Garamond" fo:font-size="18pt" fo:font-style="normal" style:text-underline-style="none" fo:font-weight="normal" officeooo:rsid="0019b295" officeooo:paragraph-rsid="0019b295" style:font-size-asian="15.75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text-properties style:font-name="Garamond" fo:font-size="18pt" fo:font-style="normal" style:text-underline-style="none" fo:font-weight="normal" officeooo:rsid="001aa873" officeooo:paragraph-rsid="001aa873" style:font-size-asian="15.75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text-properties style:font-name="Garamond" fo:font-size="18pt" fo:font-style="normal" style:text-underline-style="none" fo:font-weight="normal" officeooo:rsid="001afb4b" officeooo:paragraph-rsid="001afb4b" style:font-size-asian="15.75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text-properties style:font-name="Garamond" fo:font-size="18pt" fo:font-style="normal" style:text-underline-style="none" fo:font-weight="normal" officeooo:rsid="001bbf9b" officeooo:paragraph-rsid="001bbf9b" style:font-size-asian="15.75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text-properties style:font-name="Garamond" fo:font-size="18pt" fo:font-style="normal" style:text-underline-style="none" fo:font-weight="normal" officeooo:rsid="001d2fab" officeooo:paragraph-rsid="001d2fab" style:font-size-asian="15.75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text-properties style:font-name="Garamond" fo:font-size="18pt" fo:font-style="normal" style:text-underline-style="none" fo:font-weight="normal" officeooo:rsid="001e2fd7" officeooo:paragraph-rsid="001e2fd7" style:font-size-asian="15.75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style:font-name="Garamond" fo:font-size="18pt" fo:font-style="normal" style:text-underline-style="none" fo:font-weight="normal" officeooo:rsid="001f2a7e" officeooo:paragraph-rsid="001f2a7e" style:font-size-asian="15.75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text-properties style:font-name="Garamond" fo:font-size="18pt" fo:font-style="normal" style:text-underline-style="none" fo:font-weight="normal" officeooo:rsid="001f2a7e" officeooo:paragraph-rsid="0021f5ed" style:font-size-asian="15.75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text-properties style:font-name="Garamond" fo:font-size="18pt" fo:font-style="normal" style:text-underline-style="none" fo:font-weight="normal" officeooo:rsid="002108e4" officeooo:paragraph-rsid="002108e4" style:font-size-asian="15.75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text-properties style:font-name="Garamond" fo:font-size="18pt" fo:font-style="normal" style:text-underline-style="none" fo:font-weight="normal" officeooo:rsid="002108e4" officeooo:paragraph-rsid="0023269c" style:font-size-asian="15.75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text-properties style:font-name="Garamond" fo:font-size="18pt" fo:font-style="normal" style:text-underline-style="none" fo:font-weight="normal" officeooo:rsid="0023ff38" officeooo:paragraph-rsid="0023ff38" style:font-size-asian="15.75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text-properties style:font-name="Garamond" fo:font-size="20pt" fo:font-style="italic" fo:font-weight="bold" officeooo:rsid="0019b295" officeooo:paragraph-rsid="0019b295" style:font-size-asian="20pt" style:font-style-asian="italic" style:font-weight-asian="bold" style:font-size-complex="20pt" style:font-style-complex="italic" style:font-weight-complex="bold"/>
    </style:style>
    <style:style style:name="P14" style:family="paragraph" style:parent-style-name="Standard">
      <style:text-properties style:font-name="Garamond" fo:font-size="20pt" fo:font-style="italic" style:text-underline-style="none" fo:font-weight="bold" officeooo:rsid="0019b295" officeooo:paragraph-rsid="001e2fd7" style:font-size-asian="20pt" style:font-style-asian="italic" style:font-weight-asian="bold" style:font-size-complex="20pt" style:font-style-complex="italic" style:font-weight-complex="bold"/>
    </style:style>
    <style:style style:name="P15" style:family="paragraph" style:parent-style-name="Standard">
      <style:text-properties style:font-name="Garamond" fo:font-size="18pt" fo:font-style="normal" style:text-underline-style="none" fo:font-weight="normal" officeooo:rsid="0021f5ed" officeooo:paragraph-rsid="0021f5ed" style:font-size-asian="15.75pt" style:font-style-asian="normal" style:font-weight-asian="normal" style:font-size-complex="18pt" style:font-style-complex="normal" style:font-weight-complex="normal"/>
    </style:style>
    <style:style style:name="P16" style:family="paragraph" style:parent-style-name="Standard">
      <style:text-properties style:font-name="Garamond" fo:font-size="18pt" fo:font-style="normal" style:text-underline-style="none" fo:font-weight="normal" officeooo:rsid="0023269c" officeooo:paragraph-rsid="0023269c" style:font-size-asian="15.75pt" style:font-style-asian="normal" style:font-weight-asian="normal" style:font-size-complex="18pt" style:font-style-complex="normal" style:font-weight-complex="normal"/>
    </style:style>
    <style:style style:name="P17" style:family="paragraph" style:parent-style-name="Standard">
      <style:text-properties style:font-name="Garamond" fo:font-size="18pt" fo:font-style="normal" style:text-underline-style="none" fo:font-weight="normal" officeooo:rsid="00246cb1" officeooo:paragraph-rsid="00246cb1" style:font-size-asian="15.75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>
      <style:text-properties style:font-name="Garamond" fo:font-size="20pt" fo:font-style="italic" style:text-underline-style="none" fo:font-weight="bold" officeooo:rsid="00246cb1" officeooo:paragraph-rsid="00246cb1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officeooo:rsid="001e2fd7"/>
    </style:style>
    <style:style style:name="T2" style:family="text">
      <style:text-properties officeooo:rsid="0021f5ed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NGINX</text:p>
      <text:p text:style-name="P1"/>
      <text:p text:style-name="P2">Lo primero es jugar con los commandos de docker como para averiguar en que carpeta estan los documentos a ser mostrados por el frontend</text:p>
      <text:p text:style-name="P2"/>
      <text:p text:style-name="P2">docker run --entrypoint=ls nginx /</text:p>
      <text:p text:style-name="P2">docker run --entrypoint=ls --name=02 nginx /</text:p>
      <text:p text:style-name="P2"/>
      <text:p text:style-name="P2">Vamos a dockerhub para ver donde esta la carpeta a servir por http</text:p>
      <text:p text:style-name="P2"/>
      <text:p text:style-name="P2">docker run --entrypoint=ls nginx /usr/share/nginx/html</text:p>
      <text:p text:style-name="P2"/>
      <text:p text:style-name="P2">Que pasa si no exportamos el puerto</text:p>
      <text:p text:style-name="P2"/>
      <text:p text:style-name="P2">Ahora exportar un puerto 8080</text:p>
      <text:p text:style-name="P2"/>
      <text:p text:style-name="P2">Pero para diferenciar del 80 hay que aplicarle otro contenido</text:p>
      <text:p text:style-name="P2">para esto, vamos a mapear una carpeta.</text:p>
      <text:p text:style-name="P2"/>
      <text:p text:style-name="P3">Mostrar como se ven los logs</text:p>
      <text:p text:style-name="P3">Se puede realizar una ruta que no existe y verla en el log del container con un grep</text:p>
      <text:p text:style-name="P3"/>
      <text:p text:style-name="P4"/>
      <text:p text:style-name="P4">CONFIGURACION DE NGINX</text:p>
      <text:p text:style-name="P4"/>
      <text:p text:style-name="P5">Hacer un repaso de la configuracion de nginx y poner un entry point para el front y un load balancer para los tres servidores de express.</text:p>
      <text:p text:style-name="P5"/>
      <text:p text:style-name="P5">Luego recien, vamos a realizar un dockerFile con el motor de node</text:p>
      <text:p text:style-name="P5">y con express, uuid, undersocre, etc.</text:p>
      <text:p text:style-name="P5">Esto hay que buscarlo en los cursos anteriores.</text:p>
      <text:p text:style-name="P5"/>
      <text:p text:style-name="P6"><text:soft-page-break/>Nos tiramos a hacer el dockerfile con todo y ahi termina la clase, </text:p>
      <text:p text:style-name="P6">La siguiente vemos de hacer un middleware de fileupload o algo que tenga frontend y backend en la nube.</text:p>
      <text:p text:style-name="P6"/>
      <text:p text:style-name="P14"><text:span text:style-name="T1">CONFIGURANDO </text:span>NGINX</text:p>
      <text:p text:style-name="P6"/>
      <text:p text:style-name="P7">Context &amp; Directives</text:p>
      <text:p text:style-name="P7"/>
      <text:p text:style-name="P7">Directives son names <text:s/>values</text:p>
      <text:p text:style-name="P7">Context es un scope basicamente</text:p>
      <text:p text:style-name="P7"/>
      <text:p text:style-name="P7">http context </text:p>
      <text:p text:style-name="P7"><text:s text:c="4"/>server context</text:p>
      <text:p text:style-name="P7"/>
      <text:p text:style-name="P7"/>
      <text:p text:style-name="P8">nginx.conf</text:p>
      <text:p text:style-name="P8"/>
      <text:p text:style-name="P8">events {}</text:p>
      <text:p text:style-name="P8">http {</text:p>
      <text:p text:style-name="P9"><text:s text:c="2"/><text:span text:style-name="T2">types: {</text:span></text:p>
      <text:p text:style-name="P9"><text:s text:c="4"/><text:span text:style-name="T2">text/html html;</text:span></text:p>
      <text:p text:style-name="P9"><text:s text:c="4"/><text:span text:style-name="T2">text/css css;</text:span></text:p>
      <text:p text:style-name="P15"><text:s text:c="2"/>}</text:p>
      <text:p text:style-name="P8"><text:s text:c="2"/>server {</text:p>
      <text:p text:style-name="P8"><text:s text:c="4"/>listen 80;</text:p>
      <text:p text:style-name="P8"><text:s text:c="4"/>server_name ip_ff</text:p>
      <text:p text:style-name="P8"><text:s text:c="4"/>root </text:p>
      <text:p text:style-name="P8"><text:s text:c="2"/>}</text:p>
      <text:p text:style-name="P8">}</text:p>
      <text:p text:style-name="P8"/>
      <text:p text:style-name="P10">nginx reload nginx.service o bien</text:p>
      <text:p text:style-name="P10">nginx -t</text:p>
      <text:p text:style-name="P10"/>
      <text:p text:style-name="P10"/>
      <text:p text:style-name="P16">dentro de server, configuramos los proxy_pass</text:p>
      <text:p text:style-name="P11"><text:soft-page-break/>location = /api {</text:p>
      <text:p text:style-name="P11"><text:s text:c="2"/>proxy_pass http://127.0.0.1:8080/;</text:p>
      <text:p text:style-name="P11">}</text:p>
      <text:p text:style-name="P11"/>
      <text:p text:style-name="P11">location ^~ /api/ {</text:p>
      <text:p text:style-name="P11"><text:s text:c="2"/>proxy_pass http://127.0.0.1:8080/api/;</text:p>
      <text:p text:style-name="P11">}</text:p>
      <text:p text:style-name="P11"/>
      <text:p text:style-name="P12">Una vez establecida la configuracion vamos a realizar</text:p>
      <text:p text:style-name="P12">una imagen de docker con todo nuestro contenido.</text:p>
      <text:p text:style-name="P12"/>
      <text:p text:style-name="P12"/>
      <text:p text:style-name="P18">CREANDO UN DOCKERFILE</text:p>
      <text:p text:style-name="P18"/>
      <text:p text:style-name="P17">Para construir una imagen de docker, primero debemos tener una imagen base de nodejs</text:p>
      <text:p text:style-name="P17"/>
      <text:p text:style-name="P17">FROM node<text:line-break/>LABEL author educacionit<text:line-break/>ENTRYPOINT ["node", "/clase6/server.js"]<text:line-break/>RUN mkdir -p clase6/lib<text:line-break/>COPY server.js /clase6/server.js<text:line-break/>COPY package.json /clase6/package.json<text:line-break/>ADD lib /clase6/lib<text:line-break/>WORKDIR /clase6<text:line-break/>RUN npm install<text:line-break/>EXPOSE 3000<text:line-break/>ENV USERNAME=laPepaPig<text:line-break/></text:p>
      <text:p text:style-name="P17"/>
      <text:p text:style-name="P17"/>
      <text:p text:style-name="P17"/>
      <text:p text:style-name="P17"/>
      <text:p text:style-name="P17"/>
      <text:p text:style-name="P17"><text:soft-page-break/>server.js</text:p>
      <text:p text:style-name="P17"/>
      <text:p text:style-name="P17">const express = require('express')<text:line-break/>const http = require('http')<text:line-break/>const genusuario = require('./lib/genusuario')<text:line-break/><text:line-break/>const app = express()<text:line-break/>app.use(express.json())<text:line-break/><text:line-break/>const PORT = parseInt("3000")<text:line-break/><text:line-break/>app.get('/', (request, response) =&gt; {<text:line-break/> <text:s text:c="3"/>response.setHeader('Content-Type', 'application/json')<text:line-break/><text:line-break/> <text:s text:c="3"/>let arr = []<text:line-break/><text:line-break/> <text:s text:c="3"/>for (let x = 0; x &lt; 5; x++) {<text:line-break/> <text:s text:c="7"/>arr.push(genusuario())<text:line-break/> <text:s text:c="3"/>}<text:line-break/><text:line-break/> <text:s text:c="3"/>arr.push({'instancia':process.env['INST']})<text:line-break/><text:line-break/> <text:s text:c="3"/>response<text:line-break/> <text:s text:c="7"/>.status(200)<text:line-break/> <text:s text:c="7"/>.end(JSON.stringify({arr}))<text:line-break/>})<text:line-break/><text:line-break/><text:line-break/>app.listen(PORT, (err) =&gt; {<text:line-break/> <text:s text:c="3"/>console.log(['escuchando el puerto', PORT].join(': '))<text:line-break/>})<text:line-break/></text:p>
      <text:p text:style-name="P17"/>
      <text:p text:style-name="P17"/>
      <text:p text:style-name="P17"/>
      <text:p text:style-name="P17"><text:soft-page-break/>lib/genusuario.js</text:p>
      <text:p text:style-name="P17"/>
      <text:p text:style-name="P17">const faker = require('faker');<text:line-break/>const uuid = require('uuid');<text:line-break/><text:line-break/>function crearObjetoFake() {<text:line-break/> <text:s text:c="3"/>return {<text:line-break/> <text:s text:c="7"/>id : uuid.v4(),<text:line-break/> <text:s text:c="7"/>firstName: faker.name.firstName(),<text:line-break/> <text:s text:c="7"/>lastName: faker.name.lastName(),<text:line-break/> <text:s text:c="7"/>city: faker.address.city(),<text:line-break/> <text:s text:c="7"/>streetName: faker.address.streetName(),<text:line-break/> <text:s text:c="7"/>country: faker.address.country(),<text:line-break/> <text:s text:c="7"/>accountName: faker.finance.accountName(),<text:line-break/> <text:s text:c="7"/>account: faker.finance.account(),<text:line-break/> <text:s text:c="7"/>amount: faker.finance.amount()<text:line-break/> <text:s text:c="3"/>}<text:line-break/>}<text:line-break/><text:line-break/>module.exports = crearObjetoFake;</text:p>
      <text:p text:style-name="P17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aramond" svg:font-family="Garamond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9T16:46:24.158000000</meta:creation-date>
    <dc:date>2021-10-12T08:21:43.435000000</dc:date>
    <meta:editing-duration>PT1H35M47S</meta:editing-duration>
    <meta:editing-cycles>19</meta:editing-cycles>
    <meta:generator>LibreOffice/7.1.1.2$Windows_X86_64 LibreOffice_project/fe0b08f4af1bacafe4c7ecc87ce55bb426164676</meta:generator>
    <meta:document-statistic meta:table-count="0" meta:image-count="0" meta:object-count="0" meta:page-count="5" meta:paragraph-count="56" meta:word-count="425" meta:character-count="3146" meta:non-whitespace-character-count="2596"/>
  </office:meta>
</office:document-meta>
</file>